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054da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Application Requirements Document: </text:p>
      <text:p text:style-name="Subtitle">Point of Sale (POS) System</text:p>
      <text:p text:style-name="Standard"/>
      <text:h text:style-name="Heading_20_1" text:outline-level="1">1. Introduction:</text:h>
      <text:p text:style-name="Standard">The POS System web application is designed to facilitate sales transactions, inventory management, and reporting for [Company Name]. The application will provide a user-friendly interface for processing sales, managing inventory levels, and generating sales reports in real-time.</text:p>
      <text:p text:style-name="Standard"/>
      <text:h text:style-name="Heading_20_1" text:outline-level="1">2. User Roles:</text:h>
      <text:p text:style-name="Standard">Admin: Has full access to all features of the POS system, including user management, inventory management, sales processing, and reporting.</text:p>
      <text:p text:style-name="Standard">Cashier: Can process sales transactions, view product information, and generate sales reports.</text:p>
      <text:p text:style-name="Standard">Inventory Manager: Responsible for managing inventory levels, adding new products, updating product information, and generating inventory reports.</text:p>
      <text:h text:style-name="Heading_20_1" text:outline-level="1">3. Functional Requirements:</text:h>
      <text:h text:style-name="Heading_20_2" text:outline-level="2">3.1 Authentication and Authorization:</text:h>
      <text:p text:style-name="Standard">Users must log in using their unique credentials (username/email and password).</text:p>
      <text:p text:style-name="Standard">Authentication will be managed securely using industry-standard encryption techniques.</text:p>
      <text:p text:style-name="Standard">Authorization will be role-based, restricting access to specific features based on user roles.</text:p>
      <text:h text:style-name="Heading_20_2" text:outline-level="2">3.2 Sales Processing:</text:h>
      <text:p text:style-name="Standard">Cashiers can process sales transactions by adding products to the cart, applying discounts if applicable, and completing the transaction.</text:p>
      <text:p text:style-name="Standard">Payment methods supported include cash, credit/debit cards, and other payment gateways.</text:p>
      <text:p text:style-name="Standard">Sales transactions will be recorded in real-time and updated in the system's database.</text:p>
      <text:h text:style-name="Heading_20_2" text:outline-level="2">3.3 Inventory Management:</text:h>
      <text:p text:style-name="Standard">Inventory Managers can view and manage product inventory levels.</text:p>
      <text:p text:style-name="Standard">They can add new products, update product information (name, price, quantity, etc.), and remove products from inventory.</text:p>
      <text:p text:style-name="Standard">Automatic inventory adjustments will be made upon sales transactions to reflect updated stock levels.</text:p>
      <text:h text:style-name="Heading_20_2" text:outline-level="2">3.4 Reporting:</text:h>
      <text:p text:style-name="Standard">Admin and authorized users can generate various sales and inventory reports.</text:p>
      <text:p text:style-name="Standard">Standard reports include:</text:p>
      <text:p text:style-name="Standard">Daily, weekly, and monthly sales reports</text:p>
      <text:p text:style-name="Standard">Top-selling products</text:p>
      <text:p text:style-name="Standard"><text:soft-page-break/>Inventory levels and stock alerts</text:p>
      <text:p text:style-name="Standard">Reports can be exported in various formats (PDF, CSV, Excel) for further analysis or sharing.</text:p>
      <text:h text:style-name="Heading_20_1" text:outline-level="1">4. Non-functional Requirements:</text:h>
      <text:h text:style-name="Heading_20_2" text:outline-level="2">4.1 Performance:</text:h>
      <text:p text:style-name="Standard">The application must be responsive and performant, ensuring fast loading times for users during sales transactions.</text:p>
      <text:p text:style-name="Standard">Backend processes should handle concurrent transactions efficiently to support scalability during peak hours.</text:p>
      <text:h text:style-name="Heading_20_2" text:outline-level="2">4.2 Security:</text:h>
      <text:p text:style-name="Standard">All data transmission and storage must be encrypted using secure protocols.</text:p>
      <text:p text:style-name="Standard">Role-based access controls must be implemented to restrict unauthorized access to sensitive data.</text:p>
      <text:p text:style-name="Standard">Regular security audits and vulnerability assessments will be conducted to maintain data integrity.</text:p>
      <text:h text:style-name="Heading_20_2" text:outline-level="2">4.3 User Experience (UX):</text:h>
      <text:p text:style-name="Standard">The application must have an intuitive user interface (UI) with clear navigation and consistent design elements.</text:p>
      <text:p text:style-name="Standard">Error messages and feedback should be provided to users for seamless sales processing and inventory management.</text:p>
      <text:h text:style-name="Heading_20_1" text:outline-level="1">5. Technical Requirements:</text:h>
      <text:p text:style-name="Standard">The application will be developed using [programming language(s)] and [framework(s)].</text:p>
      <text:p text:style-name="Standard">Backend database will be [database management system] for storing sales and inventory data securely.</text:p>
      <text:p text:style-name="Standard">Integration with payment gateways for processing credit/debit card transactions will be implemented.</text:p>
      <text:h text:style-name="Heading_20_1" text:outline-level="1">6. Assumptions and Constraints:</text:h>
      <text:p text:style-name="Standard">Users will have access to a stable internet connection for accessing the web application.</text:p>
      <text:p text:style-name="Standard">Compatibility with modern web browsers (Google Chrome, Mozilla Firefox, Safari, Microsoft Edge) will be ensured.</text:p>
      <text:p text:style-name="Standard">Any third-party integrations or external APIs required for additional functionalities will be documented and implemented as needed.</text:p>
      <text:h text:style-name="Heading_20_1" text:outline-level="1">7. Acceptance Criteria:</text:h>
      <text:p text:style-name="Standard">The application will be considered accepted when it meets all functional and non-functional requirements outlined in this document.</text:p>
      <text:p text:style-name="Standard">User acceptance testing (UAT) will be conducted by [Company Name] to validate the functionality and usability of the POS syste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2:56:15.886386711</meta:creation-date>
    <dc:date>2024-01-31T03:35:53.952271081</dc:date>
    <meta:editing-duration>PT21M5S</meta:editing-duration>
    <meta:editing-cycles>1</meta:editing-cycles>
    <meta:document-statistic meta:table-count="0" meta:image-count="0" meta:object-count="0" meta:page-count="2" meta:paragraph-count="50" meta:word-count="512" meta:character-count="3777" meta:non-whitespace-character-count="3314"/>
    <meta:generator>LibreOffice/7.3.7.2$Linux_X86_64 LibreOffice_project/30$Build-2</meta:generator>
  </office:meta>
</office:document-meta>
</file>